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938cm" style:auto-text-indent="false"/>
    </style:style>
    <style:style style:name="P2" style:family="paragraph" style:parent-style-name="Standard">
      <style:paragraph-properties fo:margin-left="0cm" fo:margin-right="0cm" fo:text-align="start" style:justify-single-word="false" fo:text-indent="0.938cm" style:auto-text-indent="false"/>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ld1" text:name="fld1"/>
      </text:user-field-decls>
      <text:p text:style-name="P1"/>
      <text:p text:style-name="P2">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text:p>
      <text:p text:style-name="P2">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Paragraph2 <text:user-field-get text:name="fld1">fld1</text:user-field-get></text:p>
      <text:p text:style-name="P2">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text:p>
      <text:p text:style-name="P2">Paragraph4 Paragraph4 Paragraph4 Paragraph4 Paragraph4 Paragraph4 Paragraph4 Paragraph4 Paragraph4 Paragraph4 Paragraph4 Paragraph4 Paragraph4 Paragraph4 Paragraph4 Paragraph4 Paragraph4 Paragraph4 Paragraph4 Paragraph4 Paragraph4 Paragraph4 Paragraph4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23T14:25:40.36</meta:creation-date>
    <dc:date>2012-11-02T15:01:06.14</dc:date>
    <meta:editing-duration>PT01H30M21S</meta:editing-duration>
    <meta:editing-cycles>18</meta:editing-cycles>
    <meta:generator>OpenOffice.org/3.1$Win32 OpenOffice.org_project/310m11$Build-9399</meta:generator>
    <meta:document-statistic meta:table-count="0" meta:image-count="0" meta:object-count="0" meta:page-count="1" meta:paragraph-count="4" meta:word-count="143" meta:character-count="1566"/>
  </office:meta>
</office:document-meta>
</file>